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Helvetica" style:font-family-asian="Helvetica" style:font-family-complex="Helvetica" fo:background-color="transparent" style:use-window-font-color="true"/>
    </style:style>
    <style:style style:name="T3" style:family="text">
      <style:text-properties fo:font-size="14.00pt" fo:font-weight="normal" style:text-underline-mode="continuous" style:text-underline-type="single" style:text-underline-style="solid" style:text-underline-width="normal" fo:font-family="Helvetica" style:font-family-asian="Helvetica" style:font-family-complex="Helvetica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Helvetica" style:font-family-asian="Helvetica" style:font-family-complex="Helvetica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Helvetica" style:font-family-asian="Helvetica" style:font-family-complex="Helvetica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Helvetica" style:font-family-asian="Helvetica" style:font-family-complex="Helvetica" fo:background-color="transparent" style:use-window-font-color="true"/>
    </style:style>
    <style:style style:name="T10" style:family="text">
      <style:text-properties fo:font-size="14.00pt" fo:font-weight="normal" fo:font-family="Helvetica" style:font-family-asian="Helvetica" style:font-family-complex="Helvetica" fo:background-color="transparent" style:use-window-font-color="true"/>
    </style:style>
    <style:style style:name="T11" style:family="text">
      <style:text-properties fo:font-size="14.00pt" fo:font-weight="normal" fo:font-family="Helvetica" style:font-family-asian="Helvetica" style:font-family-complex="Helvetica" fo:background-color="#ffff0b" fo:color="#0000b2"/>
    </style:style>
    <style:style style:name="T12" style:family="text">
      <style:text-properties fo:font-size="14.00pt" fo:font-weight="normal" fo:font-family="Helvetica" style:font-family-asian="Helvetica" style:font-family-complex="Helvetica" fo:background-color="transparent" style:use-window-font-color="true"/>
    </style:style>
    <style:style style:name="T13" style:family="text">
      <style:text-properties fo:font-size="14.00pt" fo:font-weight="normal" fo:font-family="Helvetica" style:font-family-asian="Helvetica" style:font-family-complex="Helvetica" fo:background-color="#ffff0b" fo:color="#0000b2"/>
    </style:style>
    <style:style style:name="T14" style:family="text">
      <style:text-properties fo:font-size="14.00pt" fo:font-weight="normal" fo:font-family="Helvetica" style:font-family-asian="Helvetica" style:font-family-complex="Helvetic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Helvetica" style:font-family-asian="Helvetica" style:font-family-complex="Helvetica" fo:background-color="transparent" style:use-window-font-color="true"/>
    </style:style>
    <style:style style:name="T17" style:family="text">
      <style:text-properties fo:font-size="14.00pt" fo:font-weight="normal" fo:font-family="Helvetica" style:font-family-asian="Helvetica" style:font-family-complex="Helvetica" fo:background-color="transparent" style:use-window-font-color="true"/>
    </style:style>
    <style:style style:name="T18" style:family="text">
      <style:text-properties fo:font-size="14.00pt" fo:font-weight="normal" fo:font-family="Helvetica" style:font-family-asian="Helvetica" style:font-family-complex="Helvetica" fo:background-color="transparent" fo:color="#7f0055"/>
    </style:style>
    <style:style style:name="T19" style:family="text">
      <style:text-properties fo:font-size="14.00pt" fo:font-weight="normal" fo:font-family="Helvetica" style:font-family-asian="Helvetica" style:font-family-complex="Helvetica" fo:background-color="transparent" fo:color="#000000"/>
    </style:style>
    <style:style style:name="T20" style:family="text">
      <style:text-properties fo:font-size="14.00pt" fo:font-weight="normal" fo:font-family="Helvetica" style:font-family-asian="Helvetica" style:font-family-complex="Helvetica" fo:background-color="transparent" fo:color="#7f0055"/>
    </style:style>
    <style:style style:name="T21" style:family="text">
      <style:text-properties fo:font-size="14.00pt" fo:font-weight="normal" fo:font-family="Helvetica" style:font-family-asian="Helvetica" style:font-family-complex="Helvetica" fo:background-color="transparent" fo:color="#000000"/>
    </style:style>
    <style:style style:name="T22" style:family="text">
      <style:text-properties fo:font-size="14.00pt" fo:font-weight="normal" fo:font-family="Helvetica" style:font-family-asian="Helvetica" style:font-family-complex="Helvetica" fo:background-color="transparent" fo:color="#0000c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Helvetica" style:font-family-asian="Helvetica" style:font-family-complex="Helvetica" fo:background-color="transparent" style:use-window-font-color="true"/>
    </style:style>
    <style:style style:name="T25" style:family="text">
      <style:text-properties fo:font-size="14.00pt" fo:font-weight="normal" fo:font-family="Helvetica" style:font-family-asian="Helvetica" style:font-family-complex="Helvetica" fo:background-color="transparent" style:use-window-font-color="true"/>
    </style:style>
    <style:style style:name="T26" style:family="text">
      <style:text-properties fo:font-size="14.00pt" fo:font-weight="bold" fo:font-family="Helvetica" style:font-family-asian="Helvetica" style:font-family-complex="Helvetica" fo:background-color="transparent" style:use-window-font-color="true"/>
    </style:style>
    <style:style style:name="T27" style:family="text">
      <style:text-properties fo:font-size="14.00pt" fo:font-weight="normal" fo:font-family="Helvetica" style:font-family-asian="Helvetica" style:font-family-complex="Helvetica" fo:background-color="transparent" style:use-window-font-color="true"/>
    </style:style>
    <style:style style:name="T28" style:family="text">
      <style:text-properties fo:font-size="14.00pt" fo:font-weight="bold" fo:font-family="Helvetica" style:font-family-asian="Helvetica" style:font-family-complex="Helvetica" fo:background-color="transparent" style:use-window-font-color="true"/>
    </style:style>
    <style:style style:name="T29" style:family="text">
      <style:text-properties fo:font-size="14.00pt" fo:font-weight="normal" fo:font-family="Helvetica" style:font-family-asian="Helvetica" style:font-family-complex="Helvetica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Helvetica" style:font-family-asian="Helvetica" style:font-family-complex="Helvetica" fo:background-color="transparent" style:use-window-font-color="true"/>
    </style:style>
    <style:style style:name="T32" style:family="text">
      <style:text-properties fo:font-size="14.00pt" fo:font-weight="normal" fo:font-family="Helvetica" style:font-family-asian="Helvetica" style:font-family-complex="Helvetica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Helvetica" style:font-family-asian="Helvetica" style:font-family-complex="Helvetica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28.35pt"/>
          <style:tab-stop style:position="56.70pt"/>
          <style:tab-stop style:position="85.05pt"/>
          <style:tab-stop style:position="113.40pt"/>
          <style:tab-stop style:position="141.75pt"/>
          <style:tab-stop style:position="170.10pt"/>
          <style:tab-stop style:position="198.40pt"/>
          <style:tab-stop style:position="226.75pt"/>
          <style:tab-stop style:position="255.10pt"/>
          <style:tab-stop style:position="283.45pt"/>
          <style:tab-stop style:position="311.80pt"/>
          <style:tab-stop style:position="340.15pt"/>
        </style:tab-stops>
      </style:paragraph-properties>
    </style:style>
    <style:style style:name="P2" style:family="paragraph">
      <style:paragraph-properties fo:line-height="100.00%" fo:text-align="left" fo:margin-bottom="12.00pt"/>
    </style:style>
    <style:style style:name="P3" style:family="paragraph">
      <style:paragraph-properties fo:line-height="100.00%" fo:text-align="left" fo:margin-bottom="12.00pt"/>
    </style:style>
    <style:style style:name="P4" style:family="paragraph">
      <style:paragraph-properties fo:line-height="100.00%" fo:text-align="left" fo:margin-bottom="12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bottom="12.00pt"/>
    </style:style>
  </office:automatic-styles>
  <office:body>
    <office:text>
      <text:p text:style-name="P1"><text:span text:style-name="T1"/></text:p>
      <text:p text:style-name="P2"><text:span text:style-name="T2">Go to Help-&gt;Install new Software and next to "Work with:" paste this: </text:span></text:p>
      <text:p text:style-name="P2"><text:span text:style-name="T2">https://dl-ssl.google.com/android/eclipse/ </text:span></text:p>
      <text:p text:style-name="P2"><text:span text:style-name="T2">Press enter in your keyboard. Inside "Developer Tools" select "Android Developer Tools" and click "next". Click "next" again. Accept the license and click "Finish". Wait for the installation . If Eclipse says you that "You are installing content that contains unsigned content..." click "Ok". </text:span></text:p>
      <text:p text:style-name="P2"><text:span text:style-name="T2">Once you have installed that, return again to Help-&gt;Install new Software and paste: </text:span></text:p>
      <text:p text:style-name="P2"><text:span text:style-name="T2">http://dist.springsource.com/release/TOOLS/gradle </text:span></text:p>
      <text:p text:style-name="P2"><text:span text:style-name="T2">Press enter and inside "Extensions / Gradle Integration" select "Gradle IDE". And then follow the same steps you have followed before. When the installation have finishes close and open Eclipse. </text:span></text:p>
      <text:p text:style-name="P2"><text:span text:style-name="T2">Then, copy the folder “TwoCars” in your workspace. </text:span></text:p>
      <text:p text:style-name="P2"><text:span text:style-name="T2">Now, open the file called local.porperties inside the folder TwoCars and replace my sdk path with your sdk path. You can see your sdk path opening the sdk from Window-&gt;Android SDK Manager in your Eclipse.</text:span></text:p>
      <text:p text:style-name="P3"><text:span text:style-name="T2">Now you can import the project following this video:<text:s/></text:span><text:a xlink:href="http://youtu.be/90i_nycQTUg"><text:span text:style-name="T3">http://youtu.be/90i_nycQTUg</text:span></text:a><text:span text:style-name="T4"/></text:p>
      <text:p text:style-name="P4"><text:span text:style-name="T5">The libraries you have to use are included with the .zip you have downloaded from Codecanyon. </text:span></text:p>
      <text:p text:style-name="P4"><text:span text:style-name="T6"/></text:p>
      <text:p text:style-name="P4"><text:span text:style-name="T7">HOW TO CUSTOMIZE THE GAME</text:span></text:p>
      <text:p text:style-name="P4"><text:span text:style-name="T8"/></text:p>
      <text:p text:style-name="P4"><text:span text:style-name="T9">Admob banner and interstitial</text:span></text:p>
      <text:p text:style-name="P4"><text:span text:style-name="T10">You can change the banner and interstitials in TwoCars-core/src/C/C.java. Look for<text:s/></text:span><text:span text:style-name="T11">AD_UNIT_ID_BANNER<text:s/></text:span><text:span text:style-name="T12">and<text:s/></text:span><text:span text:style-name="T13">AD_UNIT_ID_INTERSTITIAL </text:span></text:p>
      <text:p text:style-name="P4"><text:span text:style-name="T14">Also, you can change the % of times that the Interstitial is shown from that file, changing “interstitial_percentage”. If you want to show the interstitial after every game put 100.</text:span></text:p>
      <text:p text:style-name="P4"><text:span text:style-name="T15"/></text:p>
      <text:p text:style-name="P4"><text:span text:style-name="T16">Leaderboard ID</text:span></text:p>
      <text:p text:style-name="P4"><text:span text:style-name="T17">After you have generate your game id in your Google Play console put it in TwoCars-android/res/values/strings.xml replacing mine. </text:span></text:p>
      <text:p text:style-name="P4"><text:span text:style-name="T17">From that document you can also change your game name.</text:span></text:p>
      <text:p text:style-name="P4"><text:span text:style-name="T17">After you have generated the leaderboard (best score) change the Leaderboard id in TwoCars-core/src/C/C.java ad look for: </text:span></text:p>
      <text:p text:style-name="P5"><text:span text:style-name="T18">public</text:span><text:span text:style-name="T19"><text:s/></text:span><text:span text:style-name="T20">static</text:span><text:span text:style-name="T21"><text:s/>String<text:s/></text:span><text:span text:style-name="T22">LEADERBOARD_ID</text:span></text:p>
      <text:p text:style-name="P6"><text:span text:style-name="T23"/></text:p>
      <text:p text:style-name="P6"><text:span text:style-name="T24">Images </text:span></text:p>
      <text:p text:style-name="P6"><text:span text:style-name="T25">You can find the game images in TwoCars-android/assets and in TwoCars-android/res/drawable-hdpi. If you are going to change current images, I recommend that you use the same proportions for your images.</text:span></text:p>
      <text:p text:style-name="P6"><text:span text:style-name="T26">Difficulty </text:span></text:p>
      <text:p text:style-name="P6"><text:span text:style-name="T27">Go to TwoCars-core/src/net.apepestudio.gametwocars/GameScreen.java and look for "Increasing difficulty". </text:span></text:p>
      <text:p text:style-name="P6"><text:span text:style-name="T28">Export the game </text:span></text:p>
      <text:p text:style-name="P6"><text:span text:style-name="T29">Once you have changed everything you want and you have changed the package name of your Android Project, Right click in TwoCars-android-&gt;export and follow the steps you do normally with every application. </text:span></text:p>
      <text:p text:style-name="P6"><text:span text:style-name="T29">Remember to change package name also in AndroidManifest.xml !!</text:span></text:p>
      <text:p text:style-name="P6"><text:span text:style-name="T30"/></text:p>
      <text:p text:style-name="P6"><text:span text:style-name="T31">How to contact me </text:span></text:p>
      <text:p text:style-name="P6"><text:span text:style-name="T32">If you want to customize several things or simply you don't now how to export it, we can agree on a price and I can do it for you. </text:span></text:p>
      <text:p text:style-name="P6"><text:span text:style-name="T32">You can contact me by Skype (my username is "guillocrack") or by email "developerapk@gmail.com".<text:s/></text:span><text:span text:style-name="T33"/></text:p>
      <text:p text:style-name="P6"><text:span text:style-name="T34">Please, when you write me, tell me that you have bought Two Cars, because I have other games. Thank you.</text:span></text:p>
      <text:p text:style-name="P6"><text:span text:style-name="T35"/></text:p>
      <text:p text:style-name="P6"><text:span text:style-name="T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